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00.00%" fo:text-align="left" fo:margin-bottom="8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00.00%" fo:text-align="left" fo:margin-left="36.00pt" fo:text-indent="0.00pt" fo:margin-bottom="8.00pt"/>
    </style:style>
    <style:style style:name="P6" style:family="paragraph">
      <style:paragraph-properties fo:line-height="100.00%" fo:text-align="left" fo:margin-left="5.65pt" fo:text-indent="-5.40pt">
        <style:tab-stops>
          <style:tab-stop style:position="42.35pt"/>
          <style:tab-stop style:position="26311.55pt"/>
          <style:tab-stop style:position="1685.60pt"/>
          <style:tab-stop style:position="729939.95pt"/>
          <style:tab-stop style:position="42.35pt"/>
          <style:tab-stop style:position="26311.55pt"/>
          <style:tab-stop style:position="1685.60pt"/>
          <style:tab-stop style:position="48493.55pt"/>
          <style:tab-stop style:position="42.35pt"/>
        </style:tab-stops>
      </style:paragraph-properties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 fo:margin-left="5.65pt" fo:text-indent="-5.40pt">
        <style:tab-stops>
          <style:tab-stop style:position="42.35pt"/>
          <style:tab-stop style:position="26311.55pt"/>
          <style:tab-stop style:position="1685.60pt"/>
          <style:tab-stop style:position="729939.95pt"/>
          <style:tab-stop style:position="42.35pt"/>
          <style:tab-stop style:position="26311.55pt"/>
          <style:tab-stop style:position="1685.60pt"/>
          <style:tab-stop style:position="48493.55pt"/>
          <style:tab-stop style:position="42.35pt"/>
        </style:tab-stops>
      </style:paragraph-properties>
    </style:style>
    <style:style style:name="P9" style:family="paragraph">
      <style:paragraph-properties fo:line-height="100.00%" fo:text-align="left" fo:margin-left="5.65pt" fo:text-indent="-5.40pt">
        <style:tab-stops>
          <style:tab-stop style:position="42.35pt"/>
          <style:tab-stop style:position="26311.55pt"/>
          <style:tab-stop style:position="421116.00pt" style:type="right"/>
          <style:tab-stop style:position="-5.65pt"/>
          <style:tab-stop style:position="42.35pt"/>
          <style:tab-stop style:position="26311.55pt"/>
          <style:tab-stop style:position="421116.00pt" style:type="right"/>
          <style:tab-stop style:position="270074.35pt"/>
          <style:tab-stop style:position="42.35pt"/>
        </style:tab-stops>
      </style:paragraph-properties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 fo:margin-left="5.65pt" fo:text-indent="-5.40pt">
        <style:tab-stops>
          <style:tab-stop style:position="42.35pt"/>
          <style:tab-stop style:position="26311.55pt"/>
          <style:tab-stop style:position="421116.00pt" style:type="right"/>
          <style:tab-stop style:position="-5.65pt"/>
          <style:tab-stop style:position="42.35pt"/>
          <style:tab-stop style:position="26311.55pt"/>
          <style:tab-stop style:position="421116.00pt" style:type="right"/>
          <style:tab-stop style:position="270074.35pt"/>
          <style:tab-stop style:position="42.35pt"/>
        </style:tab-stops>
      </style:paragraph-properties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00.00%" fo:text-align="left" fo:margin-left="5.65pt" fo:text-indent="-5.40pt">
        <style:tab-stops>
          <style:tab-stop style:position="42.35pt"/>
          <style:tab-stop style:position="26311.55pt"/>
          <style:tab-stop style:position="421116.00pt" style:type="right"/>
          <style:tab-stop style:position="-5.65pt"/>
          <style:tab-stop style:position="42.35pt"/>
          <style:tab-stop style:position="26311.55pt"/>
          <style:tab-stop style:position="421116.00pt" style:type="right"/>
          <style:tab-stop style:position="270074.35pt"/>
          <style:tab-stop style:position="42.35pt"/>
        </style:tab-stops>
      </style:paragraph-properties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00.00%" fo:text-align="left" fo:margin-left="5.65pt" fo:text-indent="-5.40pt">
        <style:tab-stops>
          <style:tab-stop style:position="42.35pt"/>
          <style:tab-stop style:position="26311.55pt"/>
          <style:tab-stop style:position="421116.00pt" style:type="right"/>
          <style:tab-stop style:position="-5.65pt"/>
          <style:tab-stop style:position="42.35pt"/>
          <style:tab-stop style:position="26311.55pt"/>
          <style:tab-stop style:position="421116.00pt" style:type="right"/>
          <style:tab-stop style:position="270074.35pt"/>
          <style:tab-stop style:position="42.35pt"/>
        </style:tab-stops>
      </style:paragraph-properties>
    </style: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00.00%" fo:text-align="left" fo:margin-left="5.65pt" fo:text-indent="-5.40pt">
        <style:tab-stops>
          <style:tab-stop style:position="42.35pt"/>
          <style:tab-stop style:position="26311.55pt"/>
          <style:tab-stop style:position="421116.00pt" style:type="right"/>
          <style:tab-stop style:position="-5.65pt"/>
          <style:tab-stop style:position="42.35pt"/>
          <style:tab-stop style:position="26311.55pt"/>
          <style:tab-stop style:position="421116.00pt" style:type="right"/>
          <style:tab-stop style:position="270074.35pt"/>
          <style:tab-stop style:position="42.35pt"/>
        </style:tab-stops>
      </style:paragraph-properties>
    </style: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00.00%" fo:text-align="left" fo:margin-left="5.65pt" fo:text-indent="-5.40pt">
        <style:tab-stops>
          <style:tab-stop style:position="42.35pt"/>
          <style:tab-stop style:position="26311.55pt"/>
          <style:tab-stop style:position="421116.00pt" style:type="right"/>
          <style:tab-stop style:position="-5.65pt"/>
          <style:tab-stop style:position="42.35pt"/>
          <style:tab-stop style:position="26311.55pt"/>
          <style:tab-stop style:position="421116.00pt" style:type="right"/>
          <style:tab-stop style:position="270074.35pt"/>
          <style:tab-stop style:position="42.35pt"/>
        </style:tab-stops>
      </style:paragraph-properties>
    </style:style>
    <style:style style:name="P20" style:family="paragraph">
      <style:paragraph-properties fo:line-height="115.00%" fo:text-align="left" fo:margin-bottom="10.00pt"/>
    </style:style>
    <style:style style:name="P21" style:family="paragraph">
      <style:paragraph-properties fo:line-height="100.00%" fo:text-align="left" fo:margin-left="5.65pt" fo:text-indent="-5.40pt">
        <style:tab-stops>
          <style:tab-stop style:position="42.35pt"/>
          <style:tab-stop style:position="26311.55pt"/>
          <style:tab-stop style:position="421116.00pt" style:type="right"/>
          <style:tab-stop style:position="-5.65pt"/>
          <style:tab-stop style:position="42.35pt"/>
          <style:tab-stop style:position="26311.55pt"/>
          <style:tab-stop style:position="421116.00pt" style:type="right"/>
          <style:tab-stop style:position="270074.35pt"/>
          <style:tab-stop style:position="42.35pt"/>
        </style:tab-stops>
      </style:paragraph-properties>
    </style:style>
    <style:style style:name="P22" style:family="paragraph">
      <style:paragraph-properties fo:line-height="115.00%" fo:text-align="left" fo:margin-bottom="10.00pt"/>
    </style:style>
    <style:style style:name="P23" style:family="paragraph">
      <style:paragraph-properties fo:line-height="100.00%" fo:text-align="left" fo:margin-left="5.65pt" fo:text-indent="-5.40pt">
        <style:tab-stops>
          <style:tab-stop style:position="42.35pt"/>
          <style:tab-stop style:position="26311.55pt"/>
          <style:tab-stop style:position="421116.00pt" style:type="right"/>
          <style:tab-stop style:position="-5.65pt"/>
          <style:tab-stop style:position="42.35pt"/>
          <style:tab-stop style:position="26311.55pt"/>
          <style:tab-stop style:position="421116.00pt" style:type="right"/>
          <style:tab-stop style:position="270074.35pt"/>
          <style:tab-stop style:position="42.35pt"/>
        </style:tab-stops>
      </style:paragraph-properties>
    </style:style>
    <style:style style:name="P24" style:family="paragraph">
      <style:paragraph-properties fo:line-height="100.00%" fo:text-align="left" fo:margin-left="5.65pt" fo:text-indent="-5.40pt">
        <style:tab-stops>
          <style:tab-stop style:position="42.35pt"/>
          <style:tab-stop style:position="26311.55pt"/>
          <style:tab-stop style:position="421116.00pt" style:type="right"/>
          <style:tab-stop style:position="-5.65pt"/>
          <style:tab-stop style:position="42.35pt"/>
          <style:tab-stop style:position="26311.55pt"/>
          <style:tab-stop style:position="421116.00pt" style:type="right"/>
          <style:tab-stop style:position="270074.35pt"/>
          <style:tab-stop style:position="42.35pt"/>
        </style:tab-stops>
      </style:paragraph-properties>
    </style:style>
    <style:style style:name="P25" style:family="paragraph">
      <style:paragraph-properties fo:line-height="115.00%" fo:text-align="left" fo:margin-bottom="10.00pt"/>
    </style:style>
    <style:style style:name="P26" style:family="paragraph">
      <style:paragraph-properties fo:line-height="100.00%" fo:text-align="left" fo:margin-left="5.65pt" fo:text-indent="-5.40pt">
        <style:tab-stops>
          <style:tab-stop style:position="42.35pt"/>
          <style:tab-stop style:position="26311.55pt"/>
          <style:tab-stop style:position="421116.00pt" style:type="right"/>
          <style:tab-stop style:position="-5.65pt"/>
          <style:tab-stop style:position="42.35pt"/>
          <style:tab-stop style:position="26311.55pt"/>
          <style:tab-stop style:position="421116.00pt" style:type="right"/>
          <style:tab-stop style:position="270074.35pt"/>
          <style:tab-stop style:position="42.35pt"/>
        </style:tab-stops>
      </style:paragraph-properties>
    </style:style>
    <style:style style:name="P27" style:family="paragraph">
      <style:paragraph-properties fo:line-height="100.00%" fo:text-align="left" fo:margin-left="5.65pt" fo:text-indent="-5.40pt">
        <style:tab-stops>
          <style:tab-stop style:position="42.35pt" style:type="right"/>
          <style:tab-stop style:position="26414.35pt" style:leader-style="dotted"/>
          <style:tab-stop style:position="1685.60pt"/>
          <style:tab-stop style:position="-5.65pt"/>
          <style:tab-stop style:position="42.35pt" style:type="right"/>
          <style:tab-stop style:position="26413.55pt" style:leader-style="dotted"/>
          <style:tab-stop style:position="1685.60pt"/>
          <style:tab-stop style:position="270074.35pt"/>
          <style:tab-stop style:position="42.35pt" style:type="righ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5.65pt" fo:text-indent="-5.40pt">
        <style:tab-stops>
          <style:tab-stop style:position="42.35pt" style:type="right"/>
          <style:tab-stop style:position="26414.35pt" style:leader-style="dotted"/>
          <style:tab-stop style:position="1685.60pt"/>
          <style:tab-stop style:position="-5.65pt"/>
          <style:tab-stop style:position="42.35pt" style:type="right"/>
          <style:tab-stop style:position="26413.55pt" style:leader-style="dotted"/>
          <style:tab-stop style:position="1685.60pt"/>
          <style:tab-stop style:position="270074.35pt"/>
          <style:tab-stop style:position="42.35pt" style:type="right"/>
        </style:tab-stops>
      </style:paragraph-properties>
    </style:style>
    <style:style style:name="P30" style:family="paragraph">
      <style:paragraph-properties fo:line-height="100.00%" fo:text-align="left" fo:margin-left="36.00pt" fo:text-indent="0.00pt" fo:margin-bottom="8.00pt"/>
    </style:style>
    <style:style style:name="TableColumn0100" style:family="table-column">
      <style:table-column-properties style:column-width="0.666667in"/>
    </style:style>
    <style:style style:name="TableColumn0101" style:family="table-column">
      <style:table-column-properties style:column-width="0.666667in"/>
    </style:style>
    <style:style style:name="TableColumn0102" style:family="table-column">
      <style:table-column-properties style:column-width="0.666667in"/>
    </style:style>
    <style:style style:name="TableColumn0103" style:family="table-column">
      <style:table-column-properties style:column-width="0.666667in"/>
    </style:style>
    <style:style style:name="TableColumn0104" style:family="table-column">
      <style:table-column-properties style:column-width="0.666667in"/>
    </style:style>
    <style:style style:name="TableColumn0105" style:family="table-column">
      <style:table-column-properties style:column-width="0.666667in"/>
    </style:style>
    <style:style style:name="TableColumn0106" style:family="table-column">
      <style:table-column-properties style:column-width="0.666667in"/>
    </style:style>
    <style:style style:name="TableColumn0107" style:family="table-column">
      <style:table-column-properties style:column-width="0.666667in"/>
    </style:style>
    <style:style style:name="TableColumn0108" style:family="table-column">
      <style:table-column-properties style:column-width="0.666667in"/>
    </style:style>
    <style:style style:name="Table01" style:family="table">
      <style:table-properties style:width="6.000000in" fo:margin-left="0.000000in" style:writing-mode="lr" table:align="left" style:may-break-between-rows="true"/>
    </style:style>
    <style:style style:name="TableRow0100" style:family="table-row">
      <style:table-row-properties style:min-row-height="0.218750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0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0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0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1" style:family="table-row">
      <style:table-row-properties style:min-row-height="0.208333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1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1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1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1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2" style:family="table-row">
      <style:table-row-properties style:min-row-height="0.208333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2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2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2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2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3" style:family="table-row">
      <style:table-row-properties style:min-row-height="0.208333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3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3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3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3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4" style:family="table-row">
      <style:table-row-properties style:min-row-height="0.208333in"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4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4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4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4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4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5" style:family="table-row">
      <style:table-row-properties style:min-row-height="0.208333in"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5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5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5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5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5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5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6" style:family="table-row">
      <style:table-row-properties style:min-row-height="0.208333in"/>
    </style:style>
    <style:style style:name="TableCell01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6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6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6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6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6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6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6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7" style:family="table-row">
      <style:table-row-properties style:min-row-height="0.208333in"/>
    </style:style>
    <style:style style:name="TableCell01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7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7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7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7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7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7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7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8" style:family="table-row">
      <style:table-row-properties style:min-row-height="0.218750in"/>
    </style:style>
    <style:style style:name="TableCell01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8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8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8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8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8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8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8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9" style:family="table-row">
      <style:table-row-properties style:min-row-height="0.218750in"/>
    </style:style>
    <style:style style:name="TableCell010900" style:family="table-cell">
      <style:table-cell-properties fo:border-top="0.011111in solid #000000" fo:border-left="0.011111in solid #000000" fo:border-right="0.005556in solid #000000" fo:border-bottom="0.011111in solid #000000" fo:padding-left="0.075000in" fo:padding-right="0.075000in" fo:vertical-align="bottom" fo:background-color="transparent"/>
    </style:style>
    <style:style style:name="TableCell010901" style:family="table-cell">
      <style:table-cell-properties fo:border-top="0.011111in solid #000000" fo:border-left="0.000000in solid #000000" fo:border-right="0.005556in solid #000000" fo:border-bottom="0.011111in solid #000000" fo:padding-left="0.075000in" fo:padding-right="0.075000in" fo:vertical-align="bottom" fo:background-color="transparent"/>
    </style:style>
    <style:style style:name="TableCell010902" style:family="table-cell">
      <style:table-cell-properties fo:border-top="0.011111in solid #000000" fo:border-left="0.000000in solid #000000" fo:border-right="0.005556in solid #000000" fo:border-bottom="0.011111in solid #000000" fo:padding-left="0.075000in" fo:padding-right="0.075000in" fo:vertical-align="bottom" fo:background-color="transparent"/>
    </style:style>
    <style:style style:name="TableCell010903" style:family="table-cell">
      <style:table-cell-properties fo:border-top="0.011111in solid #000000" fo:border-left="0.000000in solid #000000" fo:border-right="0.005556in solid #000000" fo:border-bottom="0.011111in solid #000000" fo:padding-left="0.075000in" fo:padding-right="0.075000in" fo:vertical-align="bottom" fo:background-color="transparent"/>
    </style:style>
    <style:style style:name="TableCell010904" style:family="table-cell">
      <style:table-cell-properties fo:border-top="0.011111in solid #000000" fo:border-left="0.000000in solid #000000" fo:border-right="0.005556in solid #000000" fo:border-bottom="0.011111in solid #000000" fo:padding-left="0.075000in" fo:padding-right="0.075000in" fo:vertical-align="bottom" fo:background-color="transparent"/>
    </style:style>
    <style:style style:name="TableCell010905" style:family="table-cell">
      <style:table-cell-properties fo:border-top="0.011111in solid #000000" fo:border-left="0.000000in solid #000000" fo:border-right="0.005556in solid #000000" fo:border-bottom="0.011111in solid #000000" fo:padding-left="0.075000in" fo:padding-right="0.075000in" fo:vertical-align="bottom" fo:background-color="transparent"/>
    </style:style>
    <style:style style:name="TableCell010906" style:family="table-cell">
      <style:table-cell-properties fo:border-top="0.011111in solid #000000" fo:border-left="0.000000in solid #000000" fo:border-right="0.005556in solid #000000" fo:border-bottom="0.011111in solid #000000" fo:padding-left="0.075000in" fo:padding-right="0.075000in" fo:vertical-align="bottom" fo:background-color="transparent"/>
    </style:style>
    <style:style style:name="TableCell010907" style:family="table-cell">
      <style:table-cell-properties fo:border-top="0.011111in solid #000000" fo:border-left="0.000000in solid #000000" fo:border-right="0.005556in solid #000000" fo:border-bottom="0.011111in solid #000000" fo:padding-left="0.075000in" fo:padding-right="0.075000in" fo:vertical-align="bottom" fo:background-color="transparent"/>
    </style:style>
    <style:style style:name="TableCell010908" style:family="table-cell">
      <style:table-cell-properties fo:border-top="0.011111in solid #000000" fo:border-left="0.000000in solid #000000" fo:border-right="0.011111in solid #000000" fo:border-bottom="0.011111in solid #000000" fo:padding-left="0.075000in" fo:padding-right="0.075000in" fo:vertical-align="bottom" fo:background-color="transparent"/>
    </style:style>
  </office:automatic-styles>
  <office:body>
    <office:text>
      <text:p text:style-name="P1"><text:span text:style-name="T1">Режим<text:s/></text:span><text:span text:style-name="T2">«</text:span><text:span text:style-name="T3">Нормальная работа</text:span><text:span text:style-name="T4">»</text:span></text:p>
      <text:list text:style-name="L2">
        <text:list-item>
          <text:p text:style-name="P2"><text:span text:style-name="T5">Команда переключения режимов (</text:span><text:span text:style-name="T6">«</text:span><text:span text:style-name="T7">нормальная работа</text:span><text:span text:style-name="T8">» &lt;-&gt; «</text:span><text:span text:style-name="T9">Настройка</text:span><text:span text:style-name="T10">») ------</text:span><text:span text:style-name="T11">байт №1<text:s text:c="21"/>(В=1-норм, В=2-настройка)</text:span></text:p>
        </text:list-item>
        <text:list-item>
          <text:p text:style-name="P2"><text:span text:style-name="T11">Команда номера этажа<text:s text:c="5"/>---------------------------------------------------------------байт №2<text:s text:c="37"/>(В=от 1- до 100 положительные этажи, В=200-220 - отрицательные)</text:span></text:p>
        </text:list-item>
        <text:list-item>
          <text:p text:style-name="P2"><text:span text:style-name="T11">Команда направление движения<text:s/></text:span><text:span text:style-name="T12">«</text:span><text:span text:style-name="T13">стрелки</text:span><text:span text:style-name="T14">» -------------------------------------</text:span><text:span text:style-name="T15">байт №3 (В=1-вверх)</text:span></text:p>
        </text:list-item>
        <text:list-item>
          <text:p text:style-name="P2"><text:span text:style-name="T15">Команда<text:s/></text:span><text:span text:style-name="T16">«</text:span><text:span text:style-name="T17">пожарная опасность</text:span><text:span text:style-name="T18">» -<text:s/></text:span><text:span text:style-name="T19">рисунок----------------------------------------байт №3 (В=2-вниз)</text:span></text:p>
        </text:list-item>
        <text:list-item>
          <text:p text:style-name="P2"><text:span text:style-name="T19">Команда<text:s/></text:span><text:span text:style-name="T20">«</text:span><text:span text:style-name="T21">перегрузка кабины</text:span><text:span text:style-name="T22">» -<text:s/></text:span><text:span text:style-name="T23">рисунок------------------------------------------байт №3 (В=3)</text:span></text:p>
        </text:list-item>
        <text:list-item>
          <text:p text:style-name="P2"><text:span text:style-name="T23">Команда<text:s/></text:span><text:span text:style-name="T24">«</text:span><text:span text:style-name="T25">фото реверс</text:span><text:span text:style-name="T26">» -<text:s/></text:span><text:span text:style-name="T27">рисунок----------------------------------------------------байт №3 (В=4)</text:span></text:p>
        </text:list-item>
        <text:list-item>
          <text:p text:style-name="P2"><text:span text:style-name="T27">Команда звук приказа -------------------------------------------------------------------байт №4<text:s text:c="40"/>(В= от 1 до 80 – положительные приказы, В= от 81 до 100 – отрицательные)<text:s text:c="12"/></text:span></text:p>
        </text:list-item>
        <text:list-item>
          <text:p text:style-name="P2"><text:span text:style-name="T27">Команда звук объявления этажа -----------------------------------------------------байт №4<text:s text:c="41"/>(В= от 1 до 80 – положительные, В= от 81 до 100 – отрицательные)<text:s text:c="12"/></text:span></text:p>
        </text:list-item>
        <text:list-item>
          <text:p text:style-name="P2"><text:span text:style-name="T27">Команда смены картинки---------------------------------------------------------------байт №5 (В=1)</text:span></text:p>
        </text:list-item>
        <text:list-item>
          <text:p text:style-name="P2"><text:span text:style-name="T27">Команда смены фоновой картинки--------------------------------------------------байт №5 (В=2)</text:span></text:p>
        </text:list-item>
        <text:list-item>
          <text:p text:style-name="P2"><text:span text:style-name="T27">Команда начала проигрывания видео----------------------------------------------байт №5 (В=3)</text:span></text:p>
        </text:list-item>
        <text:list-item>
          <text:p text:style-name="P2"><text:span text:style-name="T27">Команда-</text:span><text:span text:style-name="T28">«</text:span><text:span text:style-name="T29">стоп</text:span><text:span text:style-name="T30">»<text:s/></text:span><text:span text:style-name="T31">проигрывания видео----------------------------------------------байт №5 (В=4)</text:span></text:p>
        </text:list-item>
        <text:list-item>
          <text:p text:style-name="P2"><text:span text:style-name="T31">Команда проигр. следующего видео (если оно одно, то начало его же)- байт №5 (В=5)</text:span></text:p>
        </text:list-item>
        <text:list-item>
          <text:p text:style-name="P2"><text:span text:style-name="T31">Команда включения фоновой музыки----------------------------------------------байт №5 (В=6)</text:span></text:p>
        </text:list-item>
        <text:list-item>
          <text:p text:style-name="P2"><text:span text:style-name="T31">Команда -<text:s/></text:span><text:span text:style-name="T32">«</text:span><text:span text:style-name="T33">стоп</text:span><text:span text:style-name="T34">»<text:s text:c="2"/></text:span><text:span text:style-name="T35">фоновой музыки-------------------------------------------------байт №5 (В=7)</text:span></text:p>
        </text:list-item>
        <text:list-item>
          <text:p text:style-name="P2"><text:span text:style-name="T35">Команда проигр. следующей музыки (если она одна, то начало ее же)- байт №5 (В=8)</text:span></text:p>
        </text:list-item>
        <text:list-item>
          <text:p text:style-name="P2"><text:span text:style-name="T35">Команда звука<text:s/></text:span><text:span text:style-name="T36">«BEEP» ------------------------------------------------------------------</text:span><text:span text:style-name="T37">байт №6 (В=1)</text:span></text:p>
        </text:list-item>
        <text:list-item>
          <text:p text:style-name="P2"><text:span text:style-name="T37">Команда звука<text:s/></text:span><text:span text:style-name="T38">«</text:span><text:span text:style-name="T39">ГОНГ</text:span><text:span text:style-name="T40">» ------------------------------------------------------------------</text:span><text:span text:style-name="T41">байт №6 (В=2)</text:span></text:p>
        </text:list-item>
        <text:list-item>
          <text:p text:style-name="P2"><text:span text:style-name="T41">Команда звука<text:s/></text:span><text:span text:style-name="T42">«</text:span><text:span text:style-name="T43">Пожарная опасность</text:span><text:span text:style-name="T44">» --------------------------------------------</text:span><text:span text:style-name="T45">байт №6 (В=3)</text:span></text:p>
        </text:list-item>
        <text:list-item>
          <text:p text:style-name="P2"><text:span text:style-name="T45">Команда звука<text:s/></text:span><text:span text:style-name="T46">«</text:span><text:span text:style-name="T47">Перегрузка кабины</text:span><text:span text:style-name="T48">» ----------------------------------------------</text:span><text:span text:style-name="T49">байт №6 (В=4)</text:span></text:p>
        </text:list-item>
        <text:list-item>
          <text:p text:style-name="P2"><text:span text:style-name="T49">Команда звука<text:s/></text:span><text:span text:style-name="T50">«</text:span><text:span text:style-name="T51">Лифт едет вверх</text:span><text:span text:style-name="T52">» --------------------------------------------------</text:span><text:span text:style-name="T53">байт №6 (В=5)</text:span></text:p>
        </text:list-item>
        <text:list-item>
          <text:p text:style-name="P2"><text:span text:style-name="T53">Команда звука<text:s/></text:span><text:span text:style-name="T54">«</text:span><text:span text:style-name="T55">Лифт едет вниз</text:span><text:span text:style-name="T56">» ---------------------------------------------------</text:span><text:span text:style-name="T57">байт №6 (В=6)</text:span></text:p>
        </text:list-item>
        <text:list-item>
          <text:p text:style-name="P2"><text:span text:style-name="T57">Команда звука<text:s/></text:span><text:span text:style-name="T58">«</text:span><text:span text:style-name="T59">Освободите кабину</text:span><text:span text:style-name="T60">» ---------------------------------------------</text:span><text:span text:style-name="T61">байт №6 (В=7)</text:span></text:p>
        </text:list-item>
        <text:list-item>
          <text:p text:style-name="P2"><text:span text:style-name="T61">Команда звука<text:s/></text:span><text:span text:style-name="T62">«</text:span><text:span text:style-name="T63">Двери открываются</text:span><text:span text:style-name="T64">» ---------------------------------------------</text:span><text:span text:style-name="T65">байт №6 (В=8)</text:span></text:p>
        </text:list-item>
        <text:list-item>
          <text:p text:style-name="P2"><text:span text:style-name="T65">Команда звука<text:s/></text:span><text:span text:style-name="T66">«</text:span><text:span text:style-name="T67">Лифт едет вверх</text:span><text:span text:style-name="T68">» --------------------------------------------------</text:span><text:span text:style-name="T69">байт №6 (В=9)</text:span></text:p>
        </text:list-item>
        <text:list-item>
          <text:p text:style-name="P2"><text:span text:style-name="T69">Команда текст<text:s/></text:span><text:span text:style-name="T70">«</text:span><text:span text:style-name="T71">Погрузка</text:span><text:span text:style-name="T72">» (</text:span><text:span text:style-name="T73">на месте рисунка белый фон и посередине текст) ---байт №7 (В=1)</text:span></text:p>
        </text:list-item>
        <text:list-item>
          <text:p text:style-name="P2"><text:span text:style-name="T73">Команда включения подсветки экрана (пробуждение) -----------------------------------байт №7 (В=2)</text:span></text:p>
        </text:list-item>
        <text:list-item>
          <text:p text:style-name="P2"><text:span text:style-name="T73">Команда выключения подсветки экрана (сон) -----------------------------------------------байт №7 (В=3)</text:span></text:p>
        </text:list-item>
        <text:list-item>
          <text:p text:style-name="P2"><text:span text:style-name="T73">Команда текст<text:s/></text:span><text:span text:style-name="T74">«</text:span><text:span text:style-name="T75">Нет сигнала</text:span><text:span text:style-name="T76">» (</text:span><text:span text:style-name="T77">на месте рисунка белый фон и посередине текст) ---байт №7 (В=4)</text:span></text:p>
        </text:list-item>
        <text:list-item>
          <text:p text:style-name="P2"><text:span text:style-name="T77">Команда<text:s/></text:span><text:span text:style-name="T78">«</text:span><text:span text:style-name="T79">Аварийное освещение</text:span><text:span text:style-name="T80">» -<text:s/></text:span><text:span text:style-name="T81">Засветка всего экрана белым цветом + часы ---байт №7 (В=5)</text:span></text:p>
        </text:list-item>
        <text:list-item>
          <text:p text:style-name="P2"><text:span text:style-name="T81">Команда Включения планшета -------------------------------------------------------------байт №8 (В=1)</text:span></text:p>
        </text:list-item>
        <text:list-item>
          <text:p text:style-name="P2"><text:span text:style-name="T81">Команда Отключения планшета------------------------------------------------------------байт №8 (В=2)</text:span></text:p>
        </text:list-item>
        <text:list-item>
          <text:p text:style-name="P2"><text:span text:style-name="T81">Кнопки меню ------------------------------------------------------------------------------- байт №9<text:s text:c="44"/>(UP – В=1, DOWN – В=2, LEFT – В=3, RIGHT – В=4, ENTER – В=5)</text:span></text:p>
        </text:list-item>
      </text:list>
      <text:p text:style-name="P3"><text:span text:style-name="T82"/></text:p>
      <text:p text:style-name="P3"><text:span text:style-name="T82"/></text:p>
      <text:p text:style-name="P3"><text:span text:style-name="T83">Режим<text:s/></text:span><text:span text:style-name="T84">«</text:span><text:span text:style-name="T85">Настройка</text:span><text:span text:style-name="T86">»</text:span></text:p>
      <text:list text:style-name="L4">
        <text:list-item>
          <text:p text:style-name="P4"><text:span text:style-name="T87">Настройка даты и времени</text:span></text:p>
        </text:list-item>
        <text:list-item>
          <text:p text:style-name="P4"><text:span text:style-name="T87">Установка размера шрифта часов и выбор цвета шрифта</text:span></text:p>
        </text:list-item>
        <text:list-item>
          <text:p text:style-name="P4"><text:span text:style-name="T87">Установка размера шрифта информации и выбор цвета шрифта</text:span></text:p>
        </text:list-item>
        <text:list-item>
          <text:p text:style-name="P4"><text:span text:style-name="T87">Установка размера шрифта бегущей строки и выбор цвета шрифта и скорости</text:span></text:p>
        </text:list-item>
        <text:list-item>
          <text:p text:style-name="P4"><text:span text:style-name="T87">Установка размера шрифта цифры и выбор цвета шрифта</text:span></text:p>
        </text:list-item>
        <text:list-item>
          <text:p text:style-name="P4"><text:span text:style-name="T87">Выбор цвета спец-знаков и стрелок</text:span></text:p>
        </text:list-item>
        <text:list-item>
          <text:p text:style-name="P4"><text:span text:style-name="T87">Выбор цвета полупрозрачных областей</text:span></text:p>
        </text:list-item>
        <text:list-item>
          <text:p text:style-name="P4"><text:span text:style-name="T87">Меню выбора станции (команда на выдачу) – данные берутся с SD-карты из папки station (текстовый файл station);<text:s text:c="4"/>1: Станция ШУЛМ, 2: Станция ШК-6000, Станция УЭЛ и т. д. Выбором одного из пунктов дается команда моему контроллеру.</text:span></text:p>
        </text:list-item>
        <text:list-item>
          <text:p text:style-name="P4"><text:span text:style-name="T87">Установка громкости звука от 0 до 100% в зависимости от времени суток (дневной режим от 07 до 22 часов)</text:span></text:p>
        </text:list-item>
        <text:list-item>
          <text:p text:style-name="P4"><text:span text:style-name="T87">Установка громкости звука от 0 до 100% в зависимости от времени суток (ночной режим от 22 до 07 часов)</text:span></text:p>
        </text:list-item>
      </text:list>
      <text:p text:style-name="P5"><text:span text:style-name="T87">Управление контроллером (а соответственно и выдачей команд настройки) происходит пятью кнопками.</text:span></text:p>
      <text:p text:style-name="P5"><text:span text:style-name="T88"/></text:p>
      <text:p text:style-name="P5"><draw:frame text:anchor-type="as-char" svg:width="43.66mm" svg:height="43.94mm" style:rel-width="scale" style:rel-height="scale"><draw:object-ole xlink:href="OleObj1"/><draw:image xlink:href="ObjectReplacements/OleObj1"/></draw:frame><text:span text:style-name="T90"/></text:p>
      <text:p text:style-name="P5"><text:span text:style-name="T90"/></text:p>
      <text:p text:style-name="P5"><text:span text:style-name="T90"/></text:p>
      <text:p text:style-name="P5"><text:span text:style-name="T91">Первая загрузка планшета происходит в нормальном режиме, станция ШУЛМ.</text:span></text:p>
      <text:p text:style-name="P5"><text:span text:style-name="T92"/></text:p>
      <text:p text:style-name="P5"><text:span text:style-name="T92"/></text:p>
      <text:p text:style-name="P5"><text:span text:style-name="T93">Если будут какие-то предложения сообщишь.</text:span></text:p>
      <text:p text:style-name="P5"><text:span text:style-name="T94"/></text:p>
      <text:p text:style-name="P5"><text:span text:style-name="T95">С оформлением меню на свое усмотрение или я расскажу.</text:span></text:p>
      <text:p text:style-name="P5"><text:span text:style-name="T96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column table:style-name="TableColumn0107"/>
        <table:table-column table:style-name="TableColumn0108"/>
        <table:table-row table:style-name="TableRow0100">
          <table:table-cell table:style-name="TableCell010000" table:number-rows-spanned="9">
            <text:p text:style-name="P7"><text:span text:style-name="T98">Цифра</text:span><text:span text:style-name="T99"/></text:p>
          </table:table-cell>
          <table:table-cell table:style-name="TableCell010001" table:number-rows-spanned="9">
            <text:p text:style-name="P7"><text:span text:style-name="T100">Номер этажа ()</text:span><text:span text:style-name="T101"/></text:p>
          </table:table-cell>
          <table:table-cell table:style-name="TableCell010002" table:number-rows-spanned="9">
            <text:p text:style-name="P7"><text:span text:style-name="T102">Спец картинки (область спецсимволов и стрелок)</text:span><text:span text:style-name="T103"/></text:p>
          </table:table-cell>
          <table:table-cell table:style-name="TableCell010003" table:number-rows-spanned="9">
            <text:p text:style-name="P7"><text:span text:style-name="T104">Звуки объявления этажа или приказа</text:span><text:span text:style-name="T105"/></text:p>
          </table:table-cell>
          <table:table-cell table:style-name="TableCell010004" table:number-rows-spanned="9">
            <text:p text:style-name="P7"><text:span text:style-name="T106">Команды управления картинками, видео, фоновой музыкой</text:span><text:span text:style-name="T107"/></text:p>
          </table:table-cell>
          <table:table-cell table:style-name="TableCell010005" table:number-rows-spanned="9">
            <text:p text:style-name="P7"><text:span text:style-name="T108">Спец звуки</text:span><text:span text:style-name="T109"/></text:p>
          </table:table-cell>
          <table:table-cell table:style-name="TableCell010006" table:number-rows-spanned="9">
            <text:p text:style-name="P7"><text:span text:style-name="T110">Спец картинки или текст (область больших картинок)</text:span><text:span text:style-name="T111"/></text:p>
          </table:table-cell>
          <table:table-cell table:style-name="TableCell010007" table:number-rows-spanned="9">
            <text:p text:style-name="P7"><text:span text:style-name="T112">включение/Выключение планшета<text:s text:c="2"/>???</text:span><text:span text:style-name="T113"/></text:p>
          </table:table-cell>
          <table:table-cell table:style-name="TableCell010008" table:number-rows-spanned="9">
            <text:p text:style-name="P7"><text:span text:style-name="T114">Кнопки меню</text:span><text:span text:style-name="T115"/></text:p>
          </table:table-cell>
        </table:table-row>
        <table:table-row table:style-name="TableRow0101">
          <table:covered-table-cell>
            <text:p text:style-name="P10"><text:span text:style-name="T115"><text:s/></text:span></text:p>
          </table:covered-table-cell>
          <table:covered-table-cell>
            <text:p text:style-name="P10"><text:span text:style-name="T115"><text:s/></text:span></text:p>
          </table:covered-table-cell>
          <table:covered-table-cell>
            <text:p text:style-name="P10"><text:span text:style-name="T115"><text:s/></text:span></text:p>
          </table:covered-table-cell>
          <table:covered-table-cell>
            <text:p text:style-name="P10"><text:span text:style-name="T115"><text:s/></text:span></text:p>
          </table:covered-table-cell>
          <table:covered-table-cell>
            <text:p text:style-name="P10"><text:span text:style-name="T115"><text:s/></text:span></text:p>
          </table:covered-table-cell>
          <table:covered-table-cell>
            <text:p text:style-name="P10"><text:span text:style-name="T115"><text:s/></text:span></text:p>
          </table:covered-table-cell>
          <table:covered-table-cell>
            <text:p text:style-name="P10"><text:span text:style-name="T115"><text:s/></text:span></text:p>
          </table:covered-table-cell>
          <table:covered-table-cell>
            <text:p text:style-name="P10"><text:span text:style-name="T115"><text:s/></text:span></text:p>
          </table:covered-table-cell>
          <table:covered-table-cell>
            <text:p text:style-name="P10"><text:span text:style-name="T115"><text:s/></text:span></text:p>
          </table:covered-table-cell>
        </table:table-row>
        <table:table-row table:style-name="TableRow0102">
          <table:covered-table-cell>
            <text:p text:style-name="P12"><text:span text:style-name="T115"><text:s/></text:span></text:p>
          </table:covered-table-cell>
          <table:covered-table-cell>
            <text:p text:style-name="P12"><text:span text:style-name="T115"><text:s/></text:span></text:p>
          </table:covered-table-cell>
          <table:covered-table-cell>
            <text:p text:style-name="P12"><text:span text:style-name="T115"><text:s/></text:span></text:p>
          </table:covered-table-cell>
          <table:covered-table-cell>
            <text:p text:style-name="P12"><text:span text:style-name="T115"><text:s/></text:span></text:p>
          </table:covered-table-cell>
          <table:covered-table-cell>
            <text:p text:style-name="P12"><text:span text:style-name="T115"><text:s/></text:span></text:p>
          </table:covered-table-cell>
          <table:covered-table-cell>
            <text:p text:style-name="P12"><text:span text:style-name="T115"><text:s/></text:span></text:p>
          </table:covered-table-cell>
          <table:covered-table-cell>
            <text:p text:style-name="P12"><text:span text:style-name="T115"><text:s/></text:span></text:p>
          </table:covered-table-cell>
          <table:covered-table-cell>
            <text:p text:style-name="P12"><text:span text:style-name="T115"><text:s/></text:span></text:p>
          </table:covered-table-cell>
          <table:covered-table-cell>
            <text:p text:style-name="P12"><text:span text:style-name="T115"><text:s/></text:span></text:p>
          </table:covered-table-cell>
        </table:table-row>
        <table:table-row table:style-name="TableRow0103">
          <table:covered-table-cell>
            <text:p text:style-name="P14"><text:span text:style-name="T115"><text:s/></text:span></text:p>
          </table:covered-table-cell>
          <table:covered-table-cell>
            <text:p text:style-name="P14"><text:span text:style-name="T115"><text:s/></text:span></text:p>
          </table:covered-table-cell>
          <table:covered-table-cell>
            <text:p text:style-name="P14"><text:span text:style-name="T115"><text:s/></text:span></text:p>
          </table:covered-table-cell>
          <table:covered-table-cell>
            <text:p text:style-name="P14"><text:span text:style-name="T115"><text:s/></text:span></text:p>
          </table:covered-table-cell>
          <table:covered-table-cell>
            <text:p text:style-name="P14"><text:span text:style-name="T115"><text:s/></text:span></text:p>
          </table:covered-table-cell>
          <table:covered-table-cell>
            <text:p text:style-name="P14"><text:span text:style-name="T115"><text:s/></text:span></text:p>
          </table:covered-table-cell>
          <table:covered-table-cell>
            <text:p text:style-name="P14"><text:span text:style-name="T115"><text:s/></text:span></text:p>
          </table:covered-table-cell>
          <table:covered-table-cell>
            <text:p text:style-name="P14"><text:span text:style-name="T115"><text:s/></text:span></text:p>
          </table:covered-table-cell>
          <table:covered-table-cell>
            <text:p text:style-name="P14"><text:span text:style-name="T115"><text:s/></text:span></text:p>
          </table:covered-table-cell>
        </table:table-row>
        <table:table-row table:style-name="TableRow0104">
          <table:covered-table-cell>
            <text:p text:style-name="P16"><text:span text:style-name="T115"><text:s/></text:span></text:p>
          </table:covered-table-cell>
          <table:covered-table-cell>
            <text:p text:style-name="P16"><text:span text:style-name="T115"><text:s/></text:span></text:p>
          </table:covered-table-cell>
          <table:covered-table-cell>
            <text:p text:style-name="P16"><text:span text:style-name="T115"><text:s/></text:span></text:p>
          </table:covered-table-cell>
          <table:covered-table-cell>
            <text:p text:style-name="P16"><text:span text:style-name="T115"><text:s/></text:span></text:p>
          </table:covered-table-cell>
          <table:covered-table-cell>
            <text:p text:style-name="P16"><text:span text:style-name="T115"><text:s/></text:span></text:p>
          </table:covered-table-cell>
          <table:covered-table-cell>
            <text:p text:style-name="P16"><text:span text:style-name="T115"><text:s/></text:span></text:p>
          </table:covered-table-cell>
          <table:covered-table-cell>
            <text:p text:style-name="P16"><text:span text:style-name="T115"><text:s/></text:span></text:p>
          </table:covered-table-cell>
          <table:covered-table-cell>
            <text:p text:style-name="P16"><text:span text:style-name="T115"><text:s/></text:span></text:p>
          </table:covered-table-cell>
          <table:covered-table-cell>
            <text:p text:style-name="P16"><text:span text:style-name="T115"><text:s/></text:span></text:p>
          </table:covered-table-cell>
        </table:table-row>
        <table:table-row table:style-name="TableRow0105">
          <table:covered-table-cell>
            <text:p text:style-name="P18"><text:span text:style-name="T115"><text:s/></text:span></text:p>
          </table:covered-table-cell>
          <table:covered-table-cell>
            <text:p text:style-name="P18"><text:span text:style-name="T115"><text:s/></text:span></text:p>
          </table:covered-table-cell>
          <table:covered-table-cell>
            <text:p text:style-name="P18"><text:span text:style-name="T115"><text:s/></text:span></text:p>
          </table:covered-table-cell>
          <table:covered-table-cell>
            <text:p text:style-name="P18"><text:span text:style-name="T115"><text:s/></text:span></text:p>
          </table:covered-table-cell>
          <table:covered-table-cell>
            <text:p text:style-name="P18"><text:span text:style-name="T115"><text:s/></text:span></text:p>
          </table:covered-table-cell>
          <table:covered-table-cell>
            <text:p text:style-name="P18"><text:span text:style-name="T115"><text:s/></text:span></text:p>
          </table:covered-table-cell>
          <table:covered-table-cell>
            <text:p text:style-name="P18"><text:span text:style-name="T115"><text:s/></text:span></text:p>
          </table:covered-table-cell>
          <table:covered-table-cell>
            <text:p text:style-name="P18"><text:span text:style-name="T115"><text:s/></text:span></text:p>
          </table:covered-table-cell>
          <table:covered-table-cell>
            <text:p text:style-name="P18"><text:span text:style-name="T115"><text:s/></text:span></text:p>
          </table:covered-table-cell>
        </table:table-row>
        <table:table-row table:style-name="TableRow0106">
          <table:covered-table-cell>
            <text:p text:style-name="P20"><text:span text:style-name="T115"><text:s/></text:span></text:p>
          </table:covered-table-cell>
          <table:covered-table-cell>
            <text:p text:style-name="P20"><text:span text:style-name="T115"><text:s/></text:span></text:p>
          </table:covered-table-cell>
          <table:covered-table-cell>
            <text:p text:style-name="P20"><text:span text:style-name="T115"><text:s/></text:span></text:p>
          </table:covered-table-cell>
          <table:covered-table-cell>
            <text:p text:style-name="P20"><text:span text:style-name="T115"><text:s/></text:span></text:p>
          </table:covered-table-cell>
          <table:covered-table-cell>
            <text:p text:style-name="P20"><text:span text:style-name="T115"><text:s/></text:span></text:p>
          </table:covered-table-cell>
          <table:covered-table-cell>
            <text:p text:style-name="P20"><text:span text:style-name="T115"><text:s/></text:span></text:p>
          </table:covered-table-cell>
          <table:covered-table-cell>
            <text:p text:style-name="P20"><text:span text:style-name="T115"><text:s/></text:span></text:p>
          </table:covered-table-cell>
          <table:covered-table-cell>
            <text:p text:style-name="P20"><text:span text:style-name="T115"><text:s/></text:span></text:p>
          </table:covered-table-cell>
          <table:covered-table-cell>
            <text:p text:style-name="P20"><text:span text:style-name="T115"><text:s/></text:span></text:p>
          </table:covered-table-cell>
        </table:table-row>
        <table:table-row table:style-name="TableRow0107">
          <table:covered-table-cell>
            <text:p text:style-name="P22"><text:span text:style-name="T115"><text:s/></text:span></text:p>
          </table:covered-table-cell>
          <table:covered-table-cell>
            <text:p text:style-name="P22"><text:span text:style-name="T115"><text:s/></text:span></text:p>
          </table:covered-table-cell>
          <table:covered-table-cell>
            <text:p text:style-name="P22"><text:span text:style-name="T115"><text:s/></text:span></text:p>
          </table:covered-table-cell>
          <table:covered-table-cell>
            <text:p text:style-name="P22"><text:span text:style-name="T115"><text:s/></text:span></text:p>
          </table:covered-table-cell>
          <table:covered-table-cell>
            <text:p text:style-name="P22"><text:span text:style-name="T115"><text:s/></text:span></text:p>
          </table:covered-table-cell>
          <table:covered-table-cell>
            <text:p text:style-name="P22"><text:span text:style-name="T115"><text:s/></text:span></text:p>
          </table:covered-table-cell>
          <table:covered-table-cell>
            <text:p text:style-name="P22"><text:span text:style-name="T115"><text:s/></text:span></text:p>
          </table:covered-table-cell>
          <table:covered-table-cell>
            <text:p text:style-name="P22"><text:span text:style-name="T115"><text:s/></text:span></text:p>
          </table:covered-table-cell>
          <table:covered-table-cell>
            <text:p text:style-name="P22"><text:span text:style-name="T115"><text:s/></text:span></text:p>
          </table:covered-table-cell>
        </table:table-row>
        <table:table-row table:style-name="TableRow0108">
          <table:covered-table-cell>
            <text:p text:style-name="P25"><text:span text:style-name="T115"><text:s/></text:span></text:p>
          </table:covered-table-cell>
          <table:covered-table-cell>
            <text:p text:style-name="P25"><text:span text:style-name="T115"><text:s/></text:span></text:p>
          </table:covered-table-cell>
          <table:covered-table-cell>
            <text:p text:style-name="P25"><text:span text:style-name="T115"><text:s/></text:span></text:p>
          </table:covered-table-cell>
          <table:covered-table-cell>
            <text:p text:style-name="P25"><text:span text:style-name="T115"><text:s/></text:span></text:p>
          </table:covered-table-cell>
          <table:covered-table-cell>
            <text:p text:style-name="P25"><text:span text:style-name="T115"><text:s/></text:span></text:p>
          </table:covered-table-cell>
          <table:covered-table-cell>
            <text:p text:style-name="P25"><text:span text:style-name="T115"><text:s/></text:span></text:p>
          </table:covered-table-cell>
          <table:covered-table-cell>
            <text:p text:style-name="P25"><text:span text:style-name="T115"><text:s/></text:span></text:p>
          </table:covered-table-cell>
          <table:covered-table-cell>
            <text:p text:style-name="P25"><text:span text:style-name="T115"><text:s/></text:span></text:p>
          </table:covered-table-cell>
          <table:covered-table-cell>
            <text:p text:style-name="P25"><text:span text:style-name="T115"><text:s/></text:span></text:p>
          </table:covered-table-cell>
        </table:table-row>
        <table:table-row table:style-name="TableRow0109">
          <table:table-cell table:style-name="TableCell010900">
            <text:p text:style-name="P28"><text:span text:style-name="T116">Байт 1</text:span><text:span text:style-name="T117"/></text:p>
          </table:table-cell>
          <table:table-cell table:style-name="TableCell010901">
            <text:p text:style-name="P28"><text:span text:style-name="T118">Байт 2</text:span><text:span text:style-name="T119"/></text:p>
          </table:table-cell>
          <table:table-cell table:style-name="TableCell010902">
            <text:p text:style-name="P28"><text:span text:style-name="T120">Байт 3</text:span><text:span text:style-name="T121"/></text:p>
          </table:table-cell>
          <table:table-cell table:style-name="TableCell010903">
            <text:p text:style-name="P28"><text:span text:style-name="T122">Байт 4</text:span><text:span text:style-name="T123"/></text:p>
          </table:table-cell>
          <table:table-cell table:style-name="TableCell010904">
            <text:p text:style-name="P28"><text:span text:style-name="T124">Байт 5</text:span><text:span text:style-name="T125"/></text:p>
          </table:table-cell>
          <table:table-cell table:style-name="TableCell010905">
            <text:p text:style-name="P28"><text:span text:style-name="T126">Байт 6</text:span><text:span text:style-name="T127"/></text:p>
          </table:table-cell>
          <table:table-cell table:style-name="TableCell010906">
            <text:p text:style-name="P28"><text:span text:style-name="T128">Байт 7</text:span><text:span text:style-name="T129"/></text:p>
          </table:table-cell>
          <table:table-cell table:style-name="TableCell010907">
            <text:p text:style-name="P28"><text:span text:style-name="T130">Байт 8</text:span><text:span text:style-name="T131"/></text:p>
          </table:table-cell>
          <table:table-cell table:style-name="TableCell010908">
            <text:p text:style-name="P28"><text:span text:style-name="T132">Байт 9</text:span><text:span text:style-name="T133"/></text:p>
          </table:table-cell>
        </table:table-row>
      </table:table>
      <text:p text:style-name="P30"><text:span text:style-name="T134"/></text:p>
      <text:p text:style-name="P30"><text:span text:style-name="T13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